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icationConfiguration.saveOnLog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Configuration.getLoad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Configuration.getConfigurati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Configuration.getSave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Configuration.ge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Configuration.getLoadOnDe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Configuration.configure( Configuration appconf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pplicationConfiguration.getLoadResource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Configuration.getSaveResource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Configuration.ApplicationConfiguration( HandlerConfiguration handler ,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pplicationConfigurat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